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ice to meet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nice to meet you, too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"Gashkull"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2T19:28:34+01:00</meta:creation-date>
    <dc:date>2019-12-12T19:28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